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39cm"/>
    </style:style>
    <style:style style:name="co3" style:family="table-column">
      <style:table-column-properties fo:break-before="auto" style:column-width="3.374cm"/>
    </style:style>
    <style:style style:name="co4" style:family="table-column">
      <style:table-column-properties fo:break-before="auto" style:column-width="3.311cm"/>
    </style:style>
    <style:style style:name="co5" style:family="table-column">
      <style:table-column-properties fo:break-before="auto" style:column-width="4.202cm"/>
    </style:style>
    <style:style style:name="co6" style:family="table-column">
      <style:table-column-properties fo:break-before="auto" style:column-width="3.905cm"/>
    </style:style>
    <style:style style:name="co7" style:family="table-column">
      <style:table-column-properties fo:break-before="auto" style:column-width="3.332cm"/>
    </style:style>
    <style:style style:name="co8" style:family="table-column">
      <style:table-column-properties fo:break-before="auto" style:column-width="6.324cm"/>
    </style:style>
    <style:style style:name="co9" style:family="table-column">
      <style:table-column-properties fo:break-before="auto" style:column-width="2.886cm"/>
    </style:style>
    <style:style style:name="co10" style:family="table-column">
      <style:table-column-properties fo:break-before="auto" style:column-width="2.759cm"/>
    </style:style>
    <style:style style:name="co11" style:family="table-column">
      <style:table-column-properties fo:break-before="auto" style:column-width="3.106cm"/>
    </style:style>
    <style:style style:name="co12" style:family="table-column">
      <style:table-column-properties fo:break-before="auto" style:column-width="2.695cm"/>
    </style:style>
    <style:style style:name="co13" style:family="table-column">
      <style:table-column-properties fo:break-before="auto" style:column-width="2.716cm"/>
    </style:style>
    <style:style style:name="co14" style:family="table-column">
      <style:table-column-properties fo:break-before="auto" style:column-width="9.869cm"/>
    </style:style>
    <style:style style:name="ro1" style:family="table-row">
      <style:table-row-properties style:row-height="0.452cm" fo:break-before="auto" style:use-optimal-row-height="true"/>
    </style:style>
    <style:style style:name="ro2" style:family="table-row">
      <style:table-row-properties style:row-height="1.252cm" fo:break-before="auto" style:use-optimal-row-height="true"/>
    </style:style>
    <style:style style:name="ro3" style:family="table-row">
      <style:table-row-properties style:row-height="0.848cm" fo:break-before="auto" style:use-optimal-row-height="true"/>
    </style:style>
    <style:style style:name="ro4" style:family="table-row">
      <style:table-row-properties style:row-height="2.06cm" fo:break-before="auto" style:use-optimal-row-height="true"/>
    </style:style>
    <style:style style:name="ro5" style:family="table-row">
      <style:table-row-properties style:row-height="1.041cm" fo:break-before="auto" style:use-optimal-row-height="false"/>
    </style:style>
    <style:style style:name="ro6" style:family="table-row">
      <style:table-row-properties style:row-height="1.656cm" fo:break-before="auto" style:use-optimal-row-height="true"/>
    </style:style>
    <style:style style:name="ro7" style:family="table-row">
      <style:table-row-properties style:row-height="2.868c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style:text-align-source="fix" style:repeat-content="false" fo:wrap-option="wrap" style:vertical-align="middle"/>
      <style:paragraph-properties fo:text-align="center" fo:margin-left="0cm"/>
    </style:style>
    <style:style style:name="ce6"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vertical-align="middle"/>
      <style:paragraph-properties fo:text-align="center" fo:margin-left="0cm"/>
    </style:style>
    <style:style style:name="ce3" style:family="table-cell" style:parent-style-name="Default">
      <style:table-cell-properties style:text-align-source="fix" style:repeat-content="false" fo:wrap-option="wrap" style:vertical-align="middle"/>
      <style:paragraph-properties fo:text-align="center" fo:margin-left="0cm"/>
    </style:style>
    <style:style style:name="ce7" style:family="table-cell" style:parent-style-name="Default">
      <style:table-cell-properties fo:wrap-option="wrap"/>
    </style:style>
    <style:style style:name="ce8" style:family="table-cell" style:parent-style-name="Default">
      <style:table-cell-properties style:text-align-source="fix" style:repeat-content="false" style:vertical-align="middle"/>
      <style:paragraph-properties fo:text-align="center" fo:margin-left="0cm"/>
      <style:text-properties fo:font-size="12pt" style:font-size-asian="12pt" style:font-size-complex="12pt"/>
    </style:style>
    <style:style style:name="ce14" style:family="table-cell" style:parent-style-name="Default">
      <style:table-cell-properties style:text-align-source="fix" style:repeat-content="false" style:vertical-align="middle"/>
      <style:paragraph-properties fo:text-align="center" fo:margin-left="0cm"/>
    </style:style>
    <style:style style:name="ce15" style:family="table-cell" style:parent-style-name="Default">
      <style:table-cell-properties style:text-align-source="fix" style:repeat-content="false" style:vertical-align="middle"/>
      <style:paragraph-properties fo:text-align="center"/>
    </style:style>
    <style:style style:name="ce16"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fo:wrap-option="wrap" style:vertical-align="middle"/>
      <style:paragraph-properties fo:text-align="start" fo:margin-left="0cm"/>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style:vertical-align="middle"/>
      <style:paragraph-properties fo:text-align="center"/>
    </style:style>
    <style:style style:name="ce1" style:family="table-cell" style:parent-style-name="Default">
      <style:table-cell-properties style:text-align-source="fix" style:repeat-content="false" fo:wrap-option="wrap" style:vertical-align="middle"/>
      <style:paragraph-properties fo:text-align="center" fo:margin-left="0cm"/>
    </style:style>
    <style:style style:name="ce20"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A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s" fo:country="A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base-cell-address="Vapor.D3">
          <table:help-message table:title="Tipo de Equipo" table:display="true">
            <text:p>Calor directo: Se pregunta por el uso de cualquier equipo o instalación utilizado para producir</text:p>
            <text:p>calor a ser aplicado directamente a la materia a tratar con la finalidad de modificar sus</text:p>
            <text:p>características físicas y químicas. Los más comunes son hornos, calentadores, secadores,</text:p>
            <text:p>evaporadores, caldera de agua caliente.</text:p>
          </table:help-message>
          <table:error-message table:message-type="stop" table:display="true"/>
        </table:content-validation>
        <table:content-validation table:name="val2" table:condition="of:cell-content-is-in-list(&quot;Hornos&quot;;&quot;Calentadores&quot;;&quot;Secadores&quot;;&quot;Evaporadores&quot;;&quot;Caldera de agua caliente&quot;)" table:allow-empty-cell="false" table:display-list="unsorted" table:base-cell-address="Vapor.D4">
          <table:help-message table:title="Tipo de Equipo" table:display="true">
            <text:p>Calor directo: Se pregunta por el uso de cualquier equipo o instalación utilizado para producir</text:p>
            <text:p>calor a ser aplicado directamente a la materia a tratar con la finalidad de modificar sus</text:p>
            <text:p>características físicas y químicas. Los más comunes son hornos, calentadores, secadores,</text:p>
            <text:p>evaporadores, caldera de agua caliente.</text:p>
          </table:help-message>
          <table:error-message table:message-type="stop" table:display="true"/>
        </table:content-validation>
        <table:content-validation table:name="val3" table:base-cell-address="'Calor Directo'.B3">
          <table:help-message table:title="Grupo de equipos" table:display="true">
            <text:p>Agrupar aquellos equipos que tengan iguales características técnicas, operativas y de consumo de electricidad o combustibles</text:p>
          </table:help-message>
          <table:error-message table:message-type="stop" table:display="true"/>
        </table:content-validation>
        <table:content-validation table:name="val4" table:base-cell-address="Vapor.B11">
          <table:help-message table:title="Datos por equipo individual" table:display="true">
            <text:p>Los siguientes datos se refieren a cada equipo en forma</text:p>
            <text:p>individual o sea datos unitarios. No se refieren al total de los equipos agrupados (el total se</text:p>
            <text:p>obtendrá durante el procesamiento de la encuesta multiplicando los datos individuales por la</text:p>
            <text:p>cantidad de equipos iguales)</text:p>
          </table:help-message>
          <table:error-message table:message-type="stop" table:display="true"/>
        </table:content-validation>
        <table:content-validation table:name="val5" table:condition="of:cell-content-is-decimal-number() and cell-content()&gt;0" table:allow-empty-cell="true" table:base-cell-address="Vapor.B13">
          <table:error-message table:message-type="stop" table:display="true"/>
        </table:content-validation>
        <table:content-validation table:name="val6" table:condition="of:cell-content-is-in-list(&quot;kCal&quot;;&quot;kJ&quot;;&quot;BTU&quot;)" table:allow-empty-cell="true" table:display-list="unsorted" table:base-cell-address="Vapor.C13">
          <table:error-message table:message-type="stop" table:display="true"/>
        </table:content-validation>
        <table:content-validation table:name="val7" table:base-cell-address="Vapor.D12">
          <table:help-message table:title="Producción Real Promedio" table:display="true">
            <text:p>debe indicarse el valor promedio anual estimado en toneladas/hora del producto obtenido </text:p>
          </table:help-message>
          <table:error-message table:message-type="stop" table:display="true"/>
        </table:content-validation>
        <table:content-validation table:name="val8" table:base-cell-address="Vapor.E3">
          <table:help-message table:title="Cantidad de Equipos Iguales" table:display="true">
            <text:p>número entero de Unidades iguales</text:p>
          </table:help-message>
          <table:error-message table:message-type="stop" table:display="true"/>
        </table:content-validation>
        <table:content-validation table:name="val9" table:condition="of:cell-content-is-whole-number() and cell-content()&gt;0" table:allow-empty-cell="true" table:base-cell-address="Vapor.E4">
          <table:help-message table:title="Cantidad de equipos iguales" table:display="false">
            <text:p>Indicar el número de Unidades iguales</text:p>
          </table:help-message>
          <table:error-message table:message-type="stop" table:title="Cantidad" table:display="true">
            <text:p>Debe ingresar un valor numérico mayor que cero</text:p>
          </table:error-message>
        </table:content-validation>
        <table:content-validation table:name="val10" table:base-cell-address="Vapor.E12">
          <table:help-message table:title="Temperatura de Trabajo" table:display="true">
            <text:p>puede ser muy variada, llegando hasta unos 1.500°C. En caso de que un equipo tenga distintas temperaturas a lo largo de la cámara o zona de calefacción debe indicarse la temperatura máxima. </text:p>
          </table:help-message>
          <table:error-message table:message-type="stop" table:display="true"/>
        </table:content-validation>
        <table:content-validation table:name="val11" table:condition="of:cell-content-is-whole-number() and cell-content()&gt;0" table:allow-empty-cell="true" table:base-cell-address="Vapor.F3">
          <table:help-message table:title="Antigüedad promedio" table:display="true">
            <text:p>Antigüedad promedio: de los equipos en años.</text:p>
          </table:help-message>
          <table:error-message table:message-type="stop" table:title="Antigüedad promedio" table:display="true">
            <text:p>Debe ser una cantidad de años mayor que cero</text:p>
          </table:error-message>
        </table:content-validation>
        <table:content-validation table:name="val12" table:base-cell-address="Vapor.F12">
          <table:help-message table:title="Uso anual del equipo" table:display="true">
            <text:p>Se refiere a la cantidad de horas que funciona el equipo en el año, para poder calcularla se pregunta: - Horas por día - Días por semana - Semanas por año</text:p>
          </table:help-message>
          <table:error-message table:message-type="stop" table:display="true"/>
        </table:content-validation>
        <table:content-validation table:name="val13" table:base-cell-address="Vapor.G3">
          <table:help-message table:title="Ultima Reparación Integral" table:display="true">
            <text:p>La Reparación puede incluir reemplazo de tubos, reemplazo de refractarios de los hornos, actualizaciones de instrumentación, calibración de sistemas de medición, aprovechamiento de gases de escape, optimizaciones de la combustión, etc. </text:p>
          </table:help-message>
          <table:error-message table:message-type="stop" table:display="true"/>
        </table:content-validation>
        <table:content-validation table:name="val14" table:condition="of:cell-content-is-whole-number() and cell-content()=0" table:allow-empty-cell="true" table:base-cell-address="Vapor.G4">
          <table:error-message table:message-type="stop" table:display="true"/>
        </table:content-validation>
        <table:content-validation table:name="val15" table:base-cell-address="Vapor.G12">
          <table:help-message table:title="Electricidad o combustible principal 1" table:display="true">
            <text:p><text:s/>si es un combustible, indicar su nombre.</text:p>
          </table:help-message>
          <table:error-message table:message-type="stop" table:display="true"/>
        </table:content-validation>
        <table:content-validation table:name="val16" table:base-cell-address="Vapor.H3">
          <table:help-message table:title="Proceso o aplicación del calor" table:display="true">
            <text:p>es la denominación del proceso, por ejemplo fusión, secado de granos, tostado, calcinación, tratamiento térmico, etc.</text:p>
          </table:help-message>
          <table:error-message table:message-type="stop" table:display="true"/>
        </table:content-validation>
        <table:content-validation table:name="val17" table:condition="of:cell-content-is-in-list(&quot;Fusión&quot;;&quot;Secado de granos&quot;;&quot;Tostado&quot;;&quot;Calcinación&quot;;&quot;Tratamiento térmico&quot;;&quot;Otros &quot;)" table:allow-empty-cell="true" table:display-list="sort-ascending" table:base-cell-address="Vapor.H4">
          <table:error-message table:message-type="warning" table:title="Valor no disponible" table:display="true">
            <text:p>Ingrese otra opción</text:p>
          </table:error-message>
        </table:content-validation>
        <table:content-validation table:name="val18" table:base-cell-address="Vapor.H12">
          <table:help-message table:title="Porcentaje del año usando 1" table:display="true">
            <text:p>Estimación del porcentaje de horas al año utilizando</text:p>
            <text:p>el combustible principal. Si es electricidad, irá 100%.</text:p>
          </table:help-message>
          <table:error-message table:message-type="stop" table:display="true"/>
        </table:content-validation>
        <table:content-validation table:name="val19" table:base-cell-address="Vapor.I3">
          <table:help-message table:title="Producto Obtenido" table:display="true">
            <text:p>Indicar el nombre del producto que se obtiene en el equipo, puede ser muy variado desde un producto alimenticio hasta clinker o acero. </text:p>
          </table:help-message>
          <table:error-message table:message-type="stop" table:display="true"/>
        </table:content-validation>
        <table:content-validation table:name="val20" table:base-cell-address="Vapor.I12">
          <table:help-message table:title="Potencia o consumo por hora de 1" table:display="true">
            <text:p>Si es electricidad se mide en kW; sino indicar el</text:p>
            <text:p>consumo por hora del combustible principal.</text:p>
          </table:help-message>
          <table:error-message table:message-type="stop" table:display="true"/>
        </table:content-validation>
        <table:content-validation table:name="val21" table:base-cell-address="Vapor.J12">
          <table:help-message table:title="Rendimiento Promedio" table:display="true">
            <text:p>Es el cociente entre el calor entregado al producto tratado y el calor contenido en la electricidad o el combustible consumidos. Este último debe ser referido al Poder Calorífico Inferior del combustible. El valor del rendimiento en la gran variedad de equipos de calor directo puede ser entre el 10% y el 90%. Se debe indicar este dato sólo si ha sido calculado a partir de las mediciones correspondientes. De no ser así, no completar este casillero </text:p>
          </table:help-message>
          <table:error-message table:message-type="stop" table:display="true"/>
        </table:content-validation>
        <table:content-validation table:name="val22" table:base-cell-address="Vapor.K12">
          <table:help-message table:title="Precalienta el aire de combustión?" table:display="true">
            <text:p>La finalidad del precalentamiento del aire de combustión es ahorrar energía a partir de aprovechar calores residuales. </text:p>
          </table:help-message>
          <table:error-message table:message-type="stop" table:display="true"/>
        </table:content-validation>
        <table:content-validation table:name="val23" table:base-cell-address="Vapor.L12">
          <table:help-message table:title="Recupera calos de los gases de combustion?" table:display="true">
            <text:p>con la finalidad de ahorrar energía</text:p>
          </table:help-message>
          <table:error-message table:message-type="stop" table:display="true"/>
        </table:content-validation>
        <table:content-validation table:name="val24" table:condition="of:cell-content-is-in-list(&quot;No&quot;;&quot;Sí&quot;)" table:allow-empty-cell="true" table:display-list="unsorted" table:base-cell-address="Vapor.L12">
          <table:help-message table:title="Recupera calos de los gases de combustion?" table:display="true">
            <text:p>con la finalidad de ahorrar energía</text:p>
          </table:help-message>
          <table:error-message table:message-type="stop" table:display="true"/>
        </table:content-validation>
        <table:content-validation table:name="val25" table:condition="of:cell-content-is-in-list(&quot;No&quot;;&quot;Sí&quot;)" table:allow-empty-cell="true" table:display-list="unsorted" table:base-cell-address="Vapor.M13">
          <table:help-message table:title="Recupera calos del producto obtenido?" table:display="true">
            <text:p>con la finalidad de ahorrar energía</text:p>
          </table:help-message>
          <table:error-message table:message-type="stop" table:display="true"/>
        </table:content-validation>
        <table:content-validation table:name="val26" table:base-cell-address="'Calor Directo'.A1">
          <table:help-message table:title="Frio de Proceso" table:display="true">
            <text:p>Frio de Proceso: Se releva aquí la utilización del frío en el proceso industrial, necesario para</text:p>
            <text:p>conservar o transformar los productos o materias primas. Se excluye el frío para el</text:p>
            <text:p>acondicionamiento de ambientes, así este sea para la planta industrial.</text:p>
            <text:p>En caso de disponer equipos de frío de proceso, hay que completar los datos solicitados</text:p>
            <text:p>agrupando aquellos equipos que tengan iguales características técnicas, operativas y de consumo</text:p>
            <text:p>de electricidad o combustibles. </text:p>
          </table:help-message>
          <table:error-message table:message-type="stop" table:display="true"/>
        </table:content-validation>
        <table:content-validation table:name="val27" table:base-cell-address="'Calor Directo'.A7">
          <table:help-message table:title="Datos por equipo individual" table:display="true">
            <text:p>Los siguientes datos se refieren a cada equipo en forma individual o sea datos unitarios, no se refieren al total de los equipos agrupados (el total se obtendrá durante el procesamiento de la encuesta multiplicando los datos individuales por la cantidad de equipos iguales). </text:p>
          </table:help-message>
          <table:error-message table:message-type="stop" table:display="true"/>
        </table:content-validation>
        <table:content-validation table:name="val28" table:base-cell-address="'Calor Directo'.A9">
          <table:help-message table:title="Capacidad de Frio" table:display="true">
            <text:p>Es la capacidad de producción de frío por hora </text:p>
          </table:help-message>
          <table:error-message table:message-type="stop" table:display="true"/>
        </table:content-validation>
        <table:content-validation table:name="val29" table:base-cell-address="'Calor Directo'.B9">
          <table:help-message table:title="Temperatura de Frio" table:display="true">
            <text:p>Generalmente puede variar entre -20°C y 10°C. En algunos casos puede estar fuera de ese rango </text:p>
          </table:help-message>
          <table:error-message table:message-type="stop" table:display="true"/>
        </table:content-validation>
        <table:content-validation table:name="val30" table:base-cell-address="'Calor Directo'.C9">
          <table:help-message table:title="Tipo de Motor" table:display="true">
            <text:p>generalmente es un motor eléctrico, pero eventualmente puede ser un motor de combustión interna, turbina de vapor, etc </text:p>
          </table:help-message>
          <table:error-message table:message-type="stop" table:display="true"/>
        </table:content-validation>
        <table:content-validation table:name="val31" table:condition="of:cell-content-is-in-list(&quot;Motor eléctrico&quot;;&quot;Motor de combustión interna&quot;;&quot;Turbina de vapor&quot;;&quot;Otro &quot;;&quot;&quot;)" table:allow-empty-cell="true" table:display-list="unsorted" table:base-cell-address="'Calor Directo'.C10">
          <table:error-message table:message-type="stop" table:display="true"/>
        </table:content-validation>
        <table:content-validation table:name="val32" table:base-cell-address="'Calor Directo'.D9">
          <table:help-message table:title="Fuente de Energía" table:display="true">
            <text:p>electricidad, diesel, vapor, etc. Aparecerá una solapa solo con las fuentes declaradas en el Módulo “CONSUMO DE ENERGÍA” </text:p>
          </table:help-message>
          <table:error-message table:message-type="stop" table:display="true"/>
        </table:content-validation>
        <table:content-validation table:name="val33" table:condition="of:cell-content-is-in-list(&quot;Electricidad&quot;;&quot;Diesel&quot;;&quot;Vapor&quot;;&quot;Otro&quot;)" table:allow-empty-cell="true" table:display-list="unsorted" table:base-cell-address="'Calor Directo'.D10">
          <table:error-message table:message-type="stop" table:display="true"/>
        </table:content-validation>
        <table:content-validation table:name="val34" table:condition="of:cell-content-is-in-list(&quot;Carne&quot;;&quot;Productos alimenticios&quot;;&quot;Compuesto químico&quot;;&quot;Otros &quot;)" table:allow-empty-cell="true" table:display-list="unsorted" table:base-cell-address="'Calor Directo'.E4">
          <table:error-message table:message-type="stop" table:display="true"/>
        </table:content-validation>
        <table:content-validation table:name="val35" table:condition="of:cell-content-is-in-list(&quot;kW&quot;;&quot;HP&quot;;&quot;CV&quot;)" table:allow-empty-cell="true" table:display-list="unsorted" table:base-cell-address="'Calor Directo'.F10">
          <table:error-message table:message-type="stop" table:display="true"/>
        </table:content-validation>
        <table:content-validation table:name="val36" table:base-cell-address="'Calor Directo'.G9">
          <table:help-message table:title="Uso anual" table:display="true">
            <text:p>Se refiere a la cantidad de horas que funciona el equipo motriz en el año, para poder calcularla se pregunta: - Horas por día: se refiere a las horas por día en que se está manteniendo la temperatura de frío. - Días por semana - Semanas por año </text:p>
          </table:help-message>
          <table:error-message table:message-type="stop" table:display="true"/>
        </table:content-validation>
        <table:content-validation table:name="val37" table:base-cell-address="'Calor Directo'.H9">
          <table:help-message table:title="Consumo de energía anual" table:display="true">
            <text:p>Completar sólo si miden el consumo de energía total anual en forma individual</text:p>
          </table:help-message>
          <table:error-message table:message-type="stop" table:display="true"/>
        </table:content-validation>
        <table:content-validation table:name="val38" table:base-cell-address="'Fuerza Motriz Fija'.A3">
          <table:help-message table:title="Con Medición Independiente" table:display="true">
            <text:p>CON MEDICIÓN INDEPENDIENTE: Puede ocurrir que en el establecimiento existan motores eléctricos de gran potencia y con muchas horas de funcionamiento en el año, o sea que consumen una gran cantidad de electricidad (kWh) al año. Estos motores pueden tener medición independiente de su consumo de energía a fin de hacer un seguimiento puntual del mismo.</text:p>
            <text:p>Se incluyen en esta pregunta los grupos de motores que están en un tablero exclusivo de fuerza motriz en el cual se mida el consumo. Un ejemplo habitual de este caso es el tablero de bombas <text:s/>de agua, donde varios motores que impulsan a dichas bombas se encuentran en un único tablero,</text:p>
            <text:p>el cual puede disponer de medidor de energía.</text:p>
            <text:p>En caso afirmativo, o sea de tener motores eléctricos con medición independiente de consumo, debe completarse la siguiente información:</text:p>
          </table:help-message>
          <table:error-message table:message-type="stop" table:display="true"/>
        </table:content-validation>
        <table:content-validation table:name="val39" table:base-cell-address="'Fuerza Motriz Fija'.A4">
          <table:help-message table:title="Uso o equipo que acciona" table:display="true">
            <text:p>Uso o equipo que acciona: IMPORTANTE – Por favor clasificar los equipos que accionan los</text:p>
            <text:p>motores en las siguientes categorías:</text:p>
          </table:help-message>
          <table:error-message table:message-type="stop" table:display="true"/>
        </table:content-validation>
        <table:content-validation table:name="val40" table:condition="of:cell-content-is-in-list(&quot;Bombas&quot;;&quot;Ventiladores&quot;;&quot;Compresores&quot;;&quot;Cintas transportadoras&quot;;&quot;Máquinas herramientas&quot;;&quot;Molinos&quot;;&quot;Grúas&quot;;&quot;Otros tipos&quot;;&quot;&quot;)" table:allow-empty-cell="true" table:display-list="unsorted" table:base-cell-address="'Fuerza Motriz Fija'.A4">
          <table:help-message table:title="Uso o equipo que acciona" table:display="true">
            <text:p>Uso o equipo que acciona: IMPORTANTE – Por favor clasificar los equipos que accionan los</text:p>
            <text:p>motores en las siguientes categorías:</text:p>
          </table:help-message>
          <table:error-message table:message-type="stop" table:display="true"/>
        </table:content-validation>
        <table:content-validation table:name="val41" table:base-cell-address="'Fuerza Motriz Fija'.A14">
          <table:help-message table:title="SIN MEDICIÓN INDEPENDIENTE" table:display="true">
            <text:p>Debe completarse aquí el listado de todos los motores eléctricos que no tengan medición independiente de consumo, que pueden ser la gran mayoría o la totalidad</text:p>
            <text:p>de los motores eléctricos del establecimiento.</text:p>
            <text:p>Dado que la cantidad de motores eléctricos puede ser muy grande, para responder los datos del cuadro se deben agrupar los motores de iguales características y modalidad de uso.</text:p>
            <text:p>El criterio de agrupamiento es el siguiente: a) los motores deben accionar el mismo mecanismo o tener la misma aplicación, ej.: bombas, ventiladores, compresores, cintas transportadoras, máquinas herramientas, prensas, molinos, etc.;</text:p>
            <text:p>b) los motores individuales deben tener similar potencia, que la diferencia de potencia entre los motores no sea mayor a +/- 15% de la potencia promedio; y</text:p>
            <text:p>c) similar tiempo de utilización: horas por día, días por semana y semanas al año. En</text:p>
            <text:p>caso de que no se cumpla alguna de las tres condiciones, los motores no deben agruparse y se debe presentar la información en filas separadas.</text:p>
            <text:p>Para los establecimientos Muy Grandes y Grandes no se relevarán motores de menos de 2 HP.</text:p>
          </table:help-message>
          <table:error-message table:message-type="stop" table:display="true"/>
        </table:content-validation>
        <table:content-validation table:name="val42" table:base-cell-address="'Fuerza Motriz Fija'.A20">
          <table:help-message table:title="Utilización de máquinas térmicas" table:display="true">
            <text:p>Deben incluirse en esta categoría los motores Otto, Diésel o las turbinas de gas que se utilicen para fuerza motriz fija. En general no es común que existan este tipo de máquinas para dicho uso en la industria, ya que generalmente se utilizan motores eléctricos de mucha mejor calidad de prestación y menor costo. Pero en ciertas industrias puede haber máquinas térmicas para fuerza motriz fija, particularmente si aprovechan algún residuo de producción para producir vapor, como es el caso del bagazo en los ingenios azucareros.</text:p>
            <text:p>No deben incluirse en esta pregunta máquinas térmicas para generación o cogeneración de electricidad, ya que estas se relevan en el Módulo de Autoproducción.</text:p>
            <text:p>Si el establecimiento dispone de máquinas térmicas para fuerza motriz fija, deberá completar la siguiente información de cada máquina o grupo de equipos:</text:p>
          </table:help-message>
          <table:error-message table:message-type="stop" table:display="true"/>
        </table:content-validation>
        <table:content-validation table:name="val43" table:base-cell-address="'Fuerza Motriz Fija'.B4">
          <table:help-message table:title="Rango de valores" table:display="true">
            <text:p>Rango de Valores: Establecer el rango de potencia superior e inferior del grupo de</text:p>
            <text:p>motores.</text:p>
          </table:help-message>
          <table:error-message table:message-type="stop" table:display="true"/>
        </table:content-validation>
        <table:content-validation table:name="val44" table:base-cell-address="'Fuerza Motriz Fija'.B15">
          <table:help-message table:title="POTENCIA UNITARIA" table:display="true"/>
          <table:error-message table:message-type="stop" table:display="true"/>
        </table:content-validation>
        <table:content-validation table:name="val45" table:base-cell-address="'Fuerza Motriz Fija'.E4">
          <table:help-message table:title="Consumo anual medio de electricidad" table:display="true">
            <text:p>Corresponde a la lectura del medidor</text:p>
            <text:p>independiente entre el 1° de enero y el 31 de diciembre del año de relevamiento</text:p>
          </table:help-message>
          <table:error-message table:message-type="stop" table:display="true"/>
        </table:content-validation>
        <table:content-validation table:name="val46" table:condition="of:cell-content-is-whole-number() and cell-content()&gt;=0" table:allow-empty-cell="true" table:base-cell-address="'Fuerza Motriz Fija'.E5">
          <table:help-message table:title="Cantidad de equipos iguales" table:display="false">
            <text:p>Indicar el número de Unidades iguales</text:p>
          </table:help-message>
          <table:error-message table:message-type="stop" table:title="Cantidad" table:display="true">
            <text:p>Debe ingresar un valor numérico mayor que cero</text:p>
          </table:error-message>
        </table:content-validation>
        <table:content-validation table:name="val47" table:base-cell-address="'Fuerza Motriz Fija'.F4">
          <table:help-message table:title="% de motores de alta eficiencia" table:display="true">
            <text:p>% de motores del grupo de motores que son de Alta Eficiencia, es decir con clasificación IE2, IE3 o IE4</text:p>
          </table:help-message>
          <table:error-message table:message-type="stop" table:display="true"/>
        </table:content-validation>
        <table:content-validation table:name="val48" table:base-cell-address="'Fuerza Motriz Fija'.H4">
          <table:help-message table:title="Antigüedad promedio" table:display="true">
            <text:p>Antigüedad promedio: del grupo de motores</text:p>
          </table:help-message>
          <table:error-message table:message-type="stop" table:title="Antigüedad promedio" table:display="true">
            <text:p>Debe ser una cantidad de años mayor que cero</text:p>
          </table:error-message>
        </table:content-validation>
        <table:content-validation table:name="val49" table:base-cell-address="'Fuerza Motriz Fija'.G4">
          <table:help-message table:title="% de motores con VDF" table:display="true">
            <text:p>% de motores del grupo de motores que tienen variador de velocidad.</text:p>
          </table:help-message>
          <table:error-message table:message-type="stop" table:display="true"/>
        </table:content-validation>
        <table:content-validation table:name="val50" table:base-cell-address="Iluminación.A1">
          <table:help-message table:title="Uso No Productivo" table:display="true">
            <text:p>En esta sección se relevan los equipos y sus consumos de energía sólo para</text:p>
            <text:p>calefacción, refrigeración de ambientes y para calentamiento de agua para uso sanitario, tanto</text:p>
            <text:p>de la planta industrial como de oficinas, comedores, vestuarios, etc. No deben incluirse aquí otros</text:p>
            <text:p>artefactos de uso no productivos (cocinas, cafeteras, heladeras, expendedores de agua, etc.) ni los</text:p>
            <text:p>artefactos que utilicen como fuente la energía solar térmica.</text:p>
          </table:help-message>
          <table:error-message table:message-type="stop" table:display="true"/>
        </table:content-validation>
        <table:content-validation table:name="val51" table:base-cell-address="Iluminación.A3">
          <table:help-message table:title="Tipo de Artefacto" table:display="true">
            <text:p>Seleccionar del desplegable</text:p>
          </table:help-message>
          <table:error-message table:message-type="stop" table:display="true"/>
        </table:content-validation>
        <table:content-validation table:name="val52" table:condition="of:cell-content-is-in-list(&quot;Aire acondicionado&quot;;&quot;Agua caliente sanitaria&quot;;&quot;Termotanque&quot;;&quot;Calefón&quot;;&quot;Dispenser agua fria / caliente&quot;;&quot;&quot;)" table:allow-empty-cell="false" table:display-list="unsorted" table:base-cell-address="Iluminación.A4">
          <table:help-message table:title="Tipo de Artefacto" table:display="true">
            <text:p>Aire acondicionado</text:p>
            <text:p>Agua caliente sanitaria</text:p>
            <text:p>Termotanque</text:p>
            <text:p>Calefón</text:p>
            <text:p>Dispenser agua fria / caliente</text:p>
          </table:help-message>
          <table:error-message table:message-type="stop" table:display="true"/>
        </table:content-validation>
        <table:content-validation table:name="val53" table:base-cell-address="Iluminación.B3">
          <table:help-message table:title="Fuente energética" table:display="true">
            <text:p><text:s/>Aparecerá una solapa solo con los combustibles declarados en el</text:p>
            <text:p>Módulo “CONSUMO DE ENERGÍA”</text:p>
          </table:help-message>
          <table:error-message table:message-type="stop" table:display="true"/>
        </table:content-validation>
        <table:content-validation table:name="val54" table:condition="of:cell-content-is-in-list(&quot;Electricidad&quot;;&quot;Gas Natural&quot;;&quot;Gas Licuado&quot;;&quot;Diesel&quot;;&quot;&quot;)" table:allow-empty-cell="true" table:display-list="unsorted" table:base-cell-address="Iluminación.B4">
          <table:error-message table:message-type="stop" table:display="true"/>
        </table:content-validation>
        <table:content-validation table:name="val55" table:condition="of:cell-content-is-whole-number() and cell-content()&gt;0" table:allow-empty-cell="true" table:base-cell-address="Iluminación.C4">
          <table:help-message table:title="Cantidad de artefactos iguales" table:display="false">
            <text:p>Indicar el número de Unidades iguales</text:p>
          </table:help-message>
          <table:error-message table:message-type="stop" table:title="Cantidad" table:display="true">
            <text:p>Debe ingresar un valor numérico mayor que cero</text:p>
          </table:error-message>
        </table:content-validation>
        <table:content-validation table:name="val56" table:condition="of:cell-content-is-whole-number() and cell-content()&gt;=0" table:allow-empty-cell="true" table:base-cell-address="Iluminación.F3">
          <table:help-message table:title="Utilización anual" table:display="true">
            <text:p>Se refiere a la cantidad de horas anuales de utilización del artefacto, para</text:p>
            <text:p>poder calcularla se pregunta:</text:p>
            <text:p>- Horas por día</text:p>
            <text:p>- Días por semana</text:p>
            <text:p>- Semanas por año</text:p>
          </table:help-message>
          <table:error-message table:message-type="stop" table:display="true"/>
        </table:content-validation>
        <table:content-validation table:name="val57" table:base-cell-address="'Uso No Productivo'.B2">
          <table:help-message table:title="Estado de Implementacion" table:display="true">
            <text:p>La pregunta debe hacerse en dos etapas. Primero se pregunta si ha implementado la medida indicada, si responde SI se pasa a la siguiente medida, y si responde NO se le realiza la segunda parte de la pregunta sobre si tiene intención de implementarla en el corto plazo. Entendemos por corto plazo un periodo igual o menor a 3 años. </text:p>
          </table:help-message>
          <table:error-message table:message-type="stop" table:display="true"/>
        </table:content-validation>
        <table:content-validation table:name="val58" table:base-cell-address="'Uso No Productivo'.B21">
          <table:help-message table:title="Barreras" table:display="true">
            <text:p>La eficiencia energética tiene múltiples beneficios, tanto para el industrial como para el conjunto de la sociedad, no obstante las medidas de eficiencia tienen aún una baja aplicación. Con esta pregunta se busca identificar, desde el punto de vista del industrial, cuáles son las principales barreras u obstáculos: </text:p>
          </table:help-message>
          <table:error-message table:message-type="stop" table:display="true"/>
        </table:content-validation>
      </table:content-validations>
      <table:table table:name="Vapor" table:style-name="ta1">
        <office:forms form:automatic-focus="false" form:apply-design-mode="false"/>
        <table:table-column table:style-name="co1" table:default-cell-style-name="Default"/>
        <table:table-row table:style-name="ro1">
          <table:table-cell/>
        </table:table-row>
      </table:table>
      <table:table table:name="Calor Directo" table:style-name="ta1">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2" table:default-cell-style-name="ce4"/>
        <table:table-column table:style-name="co1" table:number-columns-repeated="2" table:default-cell-style-name="ce4"/>
        <table:table-column table:style-name="co3" table:number-columns-repeated="2" table:default-cell-style-name="ce4"/>
        <table:table-column table:style-name="co4" table:default-cell-style-name="ce4"/>
        <table:table-column table:style-name="co5" table:default-cell-style-name="ce4"/>
        <table:table-column table:style-name="co1" table:default-cell-style-name="ce4"/>
        <table:table-column table:style-name="co6" table:default-cell-style-name="ce4"/>
        <table:table-column table:style-name="co7" table:default-cell-style-name="ce4"/>
        <table:table-column table:style-name="co1" table:number-columns-repeated="2" table:default-cell-style-name="ce4"/>
        <table:table-column table:style-name="co8" table:default-cell-style-name="ce4"/>
        <table:table-column table:style-name="co1" table:number-columns-repeated="1011" table:default-cell-style-name="ce4"/>
        <table:table-row table:style-name="ro1" table:number-rows-repeated="2">
          <table:table-cell table:number-columns-repeated="1024"/>
        </table:table-row>
        <table:table-row table:style-name="ro2">
          <table:table-cell/>
          <table:table-cell table:content-validation-name="val3" office:value-type="string" calcext:value-type="string">
            <text:p>Grupo de equipos</text:p>
          </table:table-cell>
          <table:table-cell/>
          <table:table-cell table:content-validation-name="val1" office:value-type="string" calcext:value-type="string">
            <text:p>Tipo de Equipo</text:p>
          </table:table-cell>
          <table:table-cell table:content-validation-name="val8" office:value-type="string" calcext:value-type="string">
            <text:p>Cantidad de Equipos iguales</text:p>
          </table:table-cell>
          <table:table-cell table:content-validation-name="val11" office:value-type="string" calcext:value-type="string">
            <text:p>Antigüedad promedio</text:p>
          </table:table-cell>
          <table:table-cell table:style-name="ce3" table:content-validation-name="val13" office:value-type="string" calcext:value-type="string">
            <text:p>Año de la ultima reparación integral</text:p>
          </table:table-cell>
          <table:table-cell table:style-name="ce6" table:content-validation-name="val16" office:value-type="string" calcext:value-type="string">
            <text:p>Proceso o aplicación del calor </text:p>
          </table:table-cell>
          <table:table-cell table:style-name="ce6" table:content-validation-name="val19" office:value-type="string" calcext:value-type="string">
            <text:p>Producto obtenido </text:p>
          </table:table-cell>
          <table:table-cell table:number-columns-repeated="8"/>
          <table:table-cell office:value-type="string" calcext:value-type="string">
            <text:p>Tipo de Equipo</text:p>
          </table:table-cell>
          <table:table-cell table:number-columns-repeated="1006"/>
        </table:table-row>
        <table:table-row table:style-name="ro1">
          <table:table-cell table:number-columns-repeated="3"/>
          <table:table-cell table:content-validation-name="val2"/>
          <table:table-cell table:number-columns-repeated="2" table:style-name="ce2" table:content-validation-name="val9" office:value-type="float" office:value="2" calcext:value-type="float">
            <text:p>2</text:p>
          </table:table-cell>
          <table:table-cell table:style-name="ce6" table:content-validation-name="val14"/>
          <table:table-cell table:style-name="ce6" table:content-validation-name="val17"/>
          <table:table-cell table:style-name="ce6"/>
          <table:table-cell table:number-columns-repeated="8"/>
          <table:table-cell office:value-type="string" calcext:value-type="string">
            <text:p>Hornos</text:p>
          </table:table-cell>
          <table:table-cell table:number-columns-repeated="1006"/>
        </table:table-row>
        <table:table-row table:style-name="ro1">
          <table:table-cell table:number-columns-repeated="3"/>
          <table:table-cell table:content-validation-name="val2"/>
          <table:table-cell table:number-columns-repeated="13"/>
          <table:table-cell office:value-type="string" calcext:value-type="string">
            <text:p>Calentadores</text:p>
          </table:table-cell>
          <table:table-cell table:number-columns-repeated="1006"/>
        </table:table-row>
        <table:table-row table:style-name="ro1">
          <table:table-cell table:number-columns-repeated="3"/>
          <table:table-cell table:content-validation-name="val2"/>
          <table:table-cell table:number-columns-repeated="13"/>
          <table:table-cell office:value-type="string" calcext:value-type="string">
            <text:p>Secadores</text:p>
          </table:table-cell>
          <table:table-cell table:number-columns-repeated="1006"/>
        </table:table-row>
        <table:table-row table:style-name="ro3">
          <table:table-cell table:number-columns-repeated="3"/>
          <table:table-cell table:content-validation-name="val2"/>
          <table:table-cell table:number-columns-repeated="13"/>
          <table:table-cell office:value-type="string" calcext:value-type="string">
            <text:p>Evaporadores</text:p>
          </table:table-cell>
          <table:table-cell table:number-columns-repeated="1006"/>
        </table:table-row>
        <table:table-row table:style-name="ro3">
          <table:table-cell table:number-columns-repeated="3"/>
          <table:table-cell table:content-validation-name="val2"/>
          <table:table-cell table:number-columns-repeated="13"/>
          <table:table-cell office:value-type="string" calcext:value-type="string">
            <text:p>Caldera de agua caliente</text:p>
          </table:table-cell>
          <table:table-cell table:number-columns-repeated="1006"/>
        </table:table-row>
        <table:table-row table:style-name="ro1" table:number-rows-repeated="2">
          <table:table-cell table:number-columns-repeated="1024"/>
        </table:table-row>
        <table:table-row table:style-name="ro2">
          <table:table-cell/>
          <table:table-cell table:style-name="ce6" table:content-validation-name="val4" office:value-type="string" calcext:value-type="string">
            <text:p>Datos por equipo individual. </text:p>
          </table:table-cell>
          <table:table-cell table:number-columns-repeated="1022"/>
        </table:table-row>
        <table:table-row table:style-name="ro4">
          <table:table-cell table:content-validation-name="val1" office:value-type="string" calcext:value-type="string">
            <text:p>Tipo de Equipo</text:p>
          </table:table-cell>
          <table:table-cell office:value-type="string" calcext:value-type="string" table:number-columns-spanned="2" table:number-rows-spanned="1">
            <text:p>Potencia calórica</text:p>
            <text:p/>
            <text:p>Valor | Unidad</text:p>
          </table:table-cell>
          <table:covered-table-cell table:style-name="ce6"/>
          <table:table-cell table:style-name="ce6" table:content-validation-name="val7" office:value-type="string" calcext:value-type="string">
            <text:p>Producción real promedio</text:p>
            <text:p>[ton/h]</text:p>
          </table:table-cell>
          <table:table-cell table:style-name="ce6" table:content-validation-name="val10" office:value-type="string" calcext:value-type="string">
            <text:p>Temperatura de trabajo </text:p>
            <text:p>[ºC]</text:p>
          </table:table-cell>
          <table:table-cell table:style-name="ce6" table:content-validation-name="val12" office:value-type="string" calcext:value-type="string">
            <text:p>Uso anual del equipo</text:p>
          </table:table-cell>
          <table:table-cell table:style-name="ce6" table:content-validation-name="val15" office:value-type="string" calcext:value-type="string">
            <text:p>Electricidad o combustible principal 1 </text:p>
          </table:table-cell>
          <table:table-cell table:style-name="ce6" table:content-validation-name="val18" office:value-type="string" calcext:value-type="string">
            <text:p>Porcentaje del año usando 1 </text:p>
            <text:p>[%]</text:p>
          </table:table-cell>
          <table:table-cell table:style-name="ce6" table:content-validation-name="val20" office:value-type="string" calcext:value-type="string">
            <text:p>Potencia o consumo por hora de 1 </text:p>
            <text:p>[kW]</text:p>
          </table:table-cell>
          <table:table-cell table:style-name="ce6" table:content-validation-name="val21" office:value-type="string" calcext:value-type="string">
            <text:p>Rendimiento promedio </text:p>
            <text:p>[%]</text:p>
          </table:table-cell>
          <table:table-cell table:style-name="ce6" table:content-validation-name="val22" office:value-type="string" calcext:value-type="string">
            <text:p>¿Precalienta el aire de combustión? </text:p>
          </table:table-cell>
          <table:table-cell table:style-name="ce6" table:content-validation-name="val23" office:value-type="string" calcext:value-type="string">
            <text:p>¿Recupera calor de los gases de combustión? </text:p>
            <text:p>[Si | No]</text:p>
          </table:table-cell>
          <table:table-cell table:style-name="ce6" office:value-type="string" calcext:value-type="string">
            <text:p>¿Recupera calor del producto obtenido?: </text:p>
            <text:p><text:span text:style-name="T1">[Si | No]</text:span></text:p>
          </table:table-cell>
          <table:table-cell table:number-columns-repeated="1011"/>
        </table:table-row>
        <table:table-row table:style-name="ro1" table:number-rows-repeated="14">
          <table:table-cell table:content-validation-name="val2"/>
          <table:table-cell table:content-validation-name="val5"/>
          <table:table-cell table:style-name="ce6" table:content-validation-name="val6"/>
          <table:table-cell table:style-name="ce6" table:number-columns-repeated="3"/>
          <table:table-cell table:number-columns-repeated="3"/>
          <table:table-cell table:style-name="ce6"/>
          <table:table-cell table:style-name="ce7"/>
          <table:table-cell table:style-name="ce6" table:content-validation-name="val24"/>
          <table:table-cell table:style-name="ce6" table:content-validation-name="val25"/>
          <table:table-cell table:number-columns-repeated="1011"/>
        </table:table-row>
        <table:table-row table:style-name="ro1" table:number-rows-repeated="1048549">
          <table:table-cell table:number-columns-repeated="1024"/>
        </table:table-row>
        <table:table-row table:style-name="ro1">
          <table:table-cell table:number-columns-repeated="1024"/>
        </table:table-row>
      </table:table>
      <table:table table:name="Frio de Proceso" table:style-name="ta1">
        <table:table-column table:style-name="co9" table:default-cell-style-name="ce14"/>
        <table:table-column table:style-name="co1" table:number-columns-repeated="1023" table:default-cell-style-name="ce14"/>
        <table:table-row table:style-name="ro5">
          <table:table-cell table:style-name="ce8" table:content-validation-name="val26" office:value-type="string" calcext:value-type="string" table:number-columns-spanned="14" table:number-rows-spanned="1">
            <text:p>Frio de Proceso</text:p>
          </table:table-cell>
          <table:covered-table-cell table:number-columns-repeated="13"/>
          <table:table-cell table:number-columns-repeated="1010"/>
        </table:table-row>
        <table:table-row table:style-name="ro1">
          <table:table-cell table:style-name="ce6" office:value-type="string" calcext:value-type="string" table:number-columns-spanned="5" table:number-rows-spanned="1">
            <text:p>Los datos a completar por cada agrupación de equipos iguales son </text:p>
          </table:table-cell>
          <table:covered-table-cell table:number-columns-repeated="4"/>
          <table:table-cell table:number-columns-repeated="1019"/>
        </table:table-row>
        <table:table-row table:style-name="ro2">
          <table:table-cell/>
          <table:table-cell table:style-name="ce4" table:content-validation-name="val1" office:value-type="string" calcext:value-type="string">
            <text:p>Tipo de Equipo</text:p>
          </table:table-cell>
          <table:table-cell table:style-name="ce4" table:content-validation-name="val8" office:value-type="string" calcext:value-type="string">
            <text:p>Cantidad de Equipos iguales</text:p>
          </table:table-cell>
          <table:table-cell table:style-name="ce4" table:content-validation-name="val11" office:value-type="string" calcext:value-type="string">
            <text:p>Antigüedad promedio</text:p>
          </table:table-cell>
          <table:table-cell table:style-name="ce6" office:value-type="string" calcext:value-type="string">
            <text:p>Carga enfriada: </text:p>
          </table:table-cell>
          <table:table-cell table:style-name="ce6"/>
          <table:table-cell table:number-columns-repeated="1018"/>
        </table:table-row>
        <table:table-row table:style-name="ro1">
          <table:table-cell/>
          <table:table-cell table:style-name="ce4" table:content-validation-name="val2"/>
          <table:table-cell table:number-columns-repeated="2" table:style-name="ce4" table:content-validation-name="val9" office:value-type="float" office:value="2" calcext:value-type="float">
            <text:p>2</text:p>
          </table:table-cell>
          <table:table-cell table:style-name="ce6" table:content-validation-name="val34" table:number-columns-repeated="2"/>
          <table:table-cell table:number-columns-repeated="1018"/>
        </table:table-row>
        <table:table-row table:style-name="ro1" table:number-rows-repeated="2">
          <table:table-cell table:number-columns-repeated="1024"/>
        </table:table-row>
        <table:table-row table:style-name="ro1">
          <table:table-cell table:style-name="ce6" table:content-validation-name="val27" office:value-type="string" calcext:value-type="string" table:number-columns-spanned="9" table:number-rows-spanned="1">
            <text:p>Datos por equipo individual </text:p>
          </table:table-cell>
          <table:covered-table-cell table:number-columns-repeated="8"/>
          <table:table-cell table:number-columns-repeated="1015"/>
        </table:table-row>
        <table:table-row table:style-name="ro1">
          <table:table-cell table:style-name="ce6" table:number-columns-spanned="9" table:number-rows-spanned="1"/>
          <table:covered-table-cell table:number-columns-repeated="8"/>
          <table:table-cell table:number-columns-repeated="1015"/>
        </table:table-row>
        <table:table-row table:style-name="ro2">
          <table:table-cell table:style-name="ce6" table:content-validation-name="val28" office:value-type="string" calcext:value-type="string">
            <text:p>Capacidad de frío</text:p>
            <text:p>[?/h]</text:p>
          </table:table-cell>
          <table:table-cell table:style-name="ce6" table:content-validation-name="val29" office:value-type="string" calcext:value-type="string">
            <text:p>Temperatura de frío </text:p>
            <text:p>[ºC]</text:p>
          </table:table-cell>
          <table:table-cell table:style-name="ce6" table:content-validation-name="val30" office:value-type="string" calcext:value-type="string">
            <text:p>Tipo de motor: </text:p>
          </table:table-cell>
          <table:table-cell table:style-name="ce6" table:content-validation-name="val32" office:value-type="string" calcext:value-type="string">
            <text:p>Fuente de energía </text:p>
          </table:table-cell>
          <table:table-cell table:style-name="ce4" office:value-type="string" calcext:value-type="string" table:number-columns-spanned="2" table:number-rows-spanned="1">
            <text:p>Potencia del Motor</text:p>
            <text:p/>
            <text:p>Valor | Unidad</text:p>
          </table:table-cell>
          <table:covered-table-cell table:style-name="ce6"/>
          <table:table-cell table:style-name="ce6" table:content-validation-name="val36" office:value-type="string" calcext:value-type="string">
            <text:p>Uso anual </text:p>
            <text:p>[h]</text:p>
          </table:table-cell>
          <table:table-cell table:style-name="ce6" table:content-validation-name="val37" office:value-type="string" calcext:value-type="string">
            <text:p>Consumo de energía anual</text:p>
            <text:p>[kWh/año]</text:p>
          </table:table-cell>
          <table:table-cell table:number-columns-repeated="1016"/>
        </table:table-row>
        <table:table-row table:style-name="ro1">
          <table:table-cell table:number-columns-repeated="2"/>
          <table:table-cell table:content-validation-name="val31"/>
          <table:table-cell table:content-validation-name="val33"/>
          <table:table-cell table:style-name="ce4" table:content-validation-name="val5"/>
          <table:table-cell table:style-name="ce6" table:content-validation-name="val35"/>
          <table:table-cell/>
          <table:table-cell table:style-name="Default"/>
          <table:table-cell table:number-columns-repeated="1016"/>
        </table:table-row>
        <table:table-row table:style-name="ro1" table:number-rows-repeated="1048565">
          <table:table-cell table:number-columns-repeated="1024"/>
        </table:table-row>
        <table:table-row table:style-name="ro1">
          <table:table-cell table:number-columns-repeated="1024"/>
        </table:table-row>
      </table:table>
      <table:table table:name="Fuerza Motriz Fija" table:style-name="ta1">
        <office:forms form:automatic-focus="false" form:apply-design-mode="false"/>
        <table:table-column table:style-name="co10" table:default-cell-style-name="ce14"/>
        <table:table-column table:style-name="co11" table:default-cell-style-name="ce14"/>
        <table:table-column table:style-name="co1" table:number-columns-repeated="2" table:default-cell-style-name="ce14"/>
        <table:table-column table:style-name="co12" table:default-cell-style-name="ce14"/>
        <table:table-column table:style-name="co1" table:default-cell-style-name="ce14"/>
        <table:table-column table:style-name="co13" table:default-cell-style-name="ce14"/>
        <table:table-column table:style-name="co1" table:number-columns-repeated="1017" table:default-cell-style-name="ce14"/>
        <table:table-row table:style-name="ro1">
          <table:table-cell office:value-type="string" calcext:value-type="string" table:number-columns-spanned="10" table:number-rows-spanned="1">
            <text:p>Fuerza Motriz Fija</text:p>
          </table:table-cell>
          <table:covered-table-cell table:number-columns-repeated="9"/>
          <table:table-cell table:number-columns-repeated="1014"/>
        </table:table-row>
        <table:table-row table:style-name="ro1">
          <table:table-cell table:number-columns-repeated="1024"/>
        </table:table-row>
        <table:table-row table:style-name="ro1">
          <table:table-cell table:content-validation-name="val38" office:value-type="string" calcext:value-type="string" table:number-columns-spanned="10" table:number-rows-spanned="1">
            <text:p>Con Medición Independiente</text:p>
          </table:table-cell>
          <table:covered-table-cell table:number-columns-repeated="9"/>
          <table:table-cell table:number-columns-repeated="1014"/>
        </table:table-row>
        <table:table-row table:style-name="ro4">
          <table:table-cell table:style-name="ce4" table:content-validation-name="val39" office:value-type="string" calcext:value-type="string">
            <text:p>Uso o equipo que acciona</text:p>
          </table:table-cell>
          <table:table-cell table:content-validation-name="val43" office:value-type="string" calcext:value-type="string" table:number-columns-spanned="2" table:number-rows-spanned="1">
            <text:p>Potencia unitaria</text:p>
            <text:p>Rango de Valores</text:p>
            <text:p>Inferior | Superior</text:p>
            <text:p>[kW]</text:p>
          </table:table-cell>
          <table:covered-table-cell/>
          <table:table-cell table:style-name="ce4" table:content-validation-name="val8" office:value-type="string" calcext:value-type="string">
            <text:p>Cantidad de Equipos iguales</text:p>
          </table:table-cell>
          <table:table-cell table:style-name="ce4" table:content-validation-name="val45" office:value-type="string" calcext:value-type="string">
            <text:p>Consumo anual medido de electricidad</text:p>
            <text:p>[kWh]</text:p>
          </table:table-cell>
          <table:table-cell table:style-name="ce4" table:content-validation-name="val47" office:value-type="string" calcext:value-type="string">
            <text:p>% de motores de alta eficiencia</text:p>
            <text:p>[%]</text:p>
          </table:table-cell>
          <table:table-cell table:style-name="ce4" table:content-validation-name="val49" office:value-type="string" calcext:value-type="string">
            <text:p>% de motores con variador de velocidad</text:p>
            <text:p>[%]</text:p>
          </table:table-cell>
          <table:table-cell table:style-name="ce4" table:content-validation-name="val48" office:value-type="string" calcext:value-type="string">
            <text:p>Antigüedad promedio</text:p>
          </table:table-cell>
          <table:table-cell table:number-columns-repeated="1016"/>
        </table:table-row>
        <table:table-row table:style-name="ro1">
          <table:table-cell table:content-validation-name="val40"/>
          <table:table-cell table:number-columns-repeated="2"/>
          <table:table-cell table:style-name="ce4" table:content-validation-name="val9" office:value-type="float" office:value="2" calcext:value-type="float">
            <text:p>2</text:p>
          </table:table-cell>
          <table:table-cell table:style-name="ce4" table:content-validation-name="val46" office:value-type="float" office:value="0" calcext:value-type="float">
            <text:p>0</text:p>
          </table:table-cell>
          <table:table-cell table:number-columns-repeated="2"/>
          <table:table-cell table:style-name="ce4" table:content-validation-name="val9" office:value-type="float" office:value="2" calcext:value-type="float">
            <text:p>2</text:p>
          </table:table-cell>
          <table:table-cell table:number-columns-repeated="1016"/>
        </table:table-row>
        <table:table-row table:style-name="ro1" table:number-rows-repeated="5">
          <table:table-cell table:content-validation-name="val40"/>
          <table:table-cell table:number-columns-repeated="1023"/>
        </table:table-row>
        <table:table-row table:style-name="ro1">
          <table:table-cell table:number-columns-repeated="1024"/>
        </table:table-row>
        <table:table-row table:style-name="ro1">
          <table:table-cell table:number-columns-spanned="8" table:number-rows-spanned="1"/>
          <table:covered-table-cell table:number-columns-repeated="7"/>
          <table:table-cell table:number-columns-repeated="1016"/>
        </table:table-row>
        <table:table-row table:style-name="ro1">
          <table:table-cell table:number-columns-repeated="1024"/>
        </table:table-row>
        <table:table-row table:style-name="ro1">
          <table:table-cell table:content-validation-name="val41" office:value-type="string" calcext:value-type="string" table:number-columns-spanned="10" table:number-rows-spanned="1">
            <text:p>Sin Medición Independiente</text:p>
          </table:table-cell>
          <table:covered-table-cell table:number-columns-repeated="9"/>
          <table:table-cell table:number-columns-repeated="1014"/>
        </table:table-row>
        <table:table-row table:style-name="ro4">
          <table:table-cell table:style-name="ce4" table:content-validation-name="val39" office:value-type="string" calcext:value-type="string">
            <text:p>Uso o equipo que acciona</text:p>
          </table:table-cell>
          <table:table-cell table:content-validation-name="val44" office:value-type="string" calcext:value-type="string" table:number-columns-spanned="2" table:number-rows-spanned="1">
            <text:p>Potencia unitaria</text:p>
            <text:p>[kW]</text:p>
          </table:table-cell>
          <table:covered-table-cell/>
          <table:table-cell table:style-name="ce4" table:content-validation-name="val8" office:value-type="string" calcext:value-type="string">
            <text:p>Cantidad de Equipos iguales</text:p>
          </table:table-cell>
          <table:table-cell/>
          <table:table-cell table:style-name="ce4" table:content-validation-name="val48" office:value-type="string" calcext:value-type="string">
            <text:p>Antigüedad promedio</text:p>
          </table:table-cell>
          <table:table-cell table:style-name="ce4" table:content-validation-name="val49" office:value-type="string" calcext:value-type="string">
            <text:p>% de motores con variador de velocidad</text:p>
            <text:p>[%]</text:p>
          </table:table-cell>
          <table:table-cell table:number-columns-repeated="1017"/>
        </table:table-row>
        <table:table-row table:style-name="ro1">
          <table:table-cell table:content-validation-name="val40"/>
          <table:table-cell table:number-columns-repeated="2"/>
          <table:table-cell table:style-name="ce4" table:content-validation-name="val9" office:value-type="float" office:value="2" calcext:value-type="float">
            <text:p>2</text:p>
          </table:table-cell>
          <table:table-cell/>
          <table:table-cell table:style-name="ce4" table:content-validation-name="val9" office:value-type="float" office:value="2" calcext:value-type="float">
            <text:p>2</text:p>
          </table:table-cell>
          <table:table-cell table:style-name="ce4" table:content-validation-name="val46" office:value-type="float" office:value="0" calcext:value-type="float">
            <text:p>0</text:p>
          </table:table-cell>
          <table:table-cell table:number-columns-repeated="1017"/>
        </table:table-row>
        <table:table-row table:style-name="ro1" table:number-rows-repeated="2">
          <table:table-cell table:content-validation-name="val40"/>
          <table:table-cell table:number-columns-repeated="1023"/>
        </table:table-row>
        <table:table-row table:style-name="ro1">
          <table:table-cell table:number-columns-repeated="1024"/>
        </table:table-row>
        <table:table-row table:style-name="ro1">
          <table:table-cell table:content-validation-name="val42" office:value-type="string" calcext:value-type="string" table:number-columns-spanned="10" table:number-rows-spanned="1">
            <text:p>Utilización de Máquinas Térmicas</text:p>
          </table:table-cell>
          <table:covered-table-cell table:number-columns-repeated="9"/>
          <table:table-cell table:number-columns-repeated="1014"/>
        </table:table-row>
        <table:table-row table:style-name="ro1" table:number-rows-repeated="1048555">
          <table:table-cell table:number-columns-repeated="1024"/>
        </table:table-row>
        <table:table-row table:style-name="ro1">
          <table:table-cell table:number-columns-repeated="1024"/>
        </table:table-row>
      </table:table>
      <table:table table:name="Fuerza Motriz Móvil" table:style-name="ta1">
        <office:forms form:automatic-focus="false" form:apply-design-mode="false"/>
        <table:table-column table:style-name="co1" table:number-columns-repeated="10" table:default-cell-style-name="Default"/>
        <table:table-row table:style-name="ro1">
          <table:table-cell table:style-name="ce15" office:value-type="string" calcext:value-type="string" table:number-columns-spanned="10" table:number-rows-spanned="1">
            <text:p>Fuerza Motriz Móvil</text:p>
          </table:table-cell>
          <table:covered-table-cell table:number-columns-repeated="9"/>
        </table:table-row>
        <table:table-row table:style-name="ro1">
          <table:table-cell table:number-columns-repeated="10"/>
        </table:table-row>
        <table:table-row table:style-name="ro6">
          <table:table-cell table:style-name="ce16" office:value-type="string" calcext:value-type="string" table:number-columns-spanned="10" table:number-rows-spanned="1">
            <text:p>Fuerza Motriz Móvil: Se deberá incluir aquí información sobre la utilización de vehículos para el movimiento de cargas dentro del establecimiento, autoelevadores, grúas móviles, tractores, etc. Que desplacen cargas dentro de los límites del establecimiento. Como ya se mencionó, no se deben incluir aquellos vehículos que salen del establecimiento, como ser automóviles, camionetas, ómnibus del personal, camiones, etc. En caso de tener vehículos de transporte interno, agrupar aquellos vehículos de iguales características y uso, y detallar: </text:p>
          </table:table-cell>
          <table:covered-table-cell table:number-columns-repeated="9"/>
        </table:table-row>
        <table:table-row table:style-name="ro1">
          <table:table-cell table:number-columns-repeated="10"/>
        </table:table-row>
        <table:table-row table:style-name="ro7">
          <table:table-cell table:style-name="ce17" office:value-type="string" calcext:value-type="string" table:number-columns-spanned="10" table:number-rows-spanned="1">
            <text:p>- Tipo de vehículo: autoelevador, grúa móvil, tractor, etc. O sea, indicar el tipo de vehículo y no la marca. </text:p>
            <text:p>- Cantidad de vehículos </text:p>
            <text:p>- Potencia unitaria.</text:p>
            <text:p> - Fuente energética: Aparecerá una solapa solo con las fuentes declaradas en el Módulo “Consumo de Energía” </text:p>
            <text:p>- Utilización anual. Se refiere a la cantidad de horas que funciona el vehículo en el año dentro del establecimiento, para poder calcularla se pregunta: - Horas por día - Días por semana - Semanas por año </text:p>
            <text:p>- Antigüedad en años. </text:p>
          </table:table-cell>
          <table:covered-table-cell table:number-columns-repeated="9"/>
        </table:table-row>
      </table:table>
      <table:table table:name="Procesos Electroquímicos" table:style-name="ta1">
        <table:table-column table:style-name="co1" table:default-cell-style-name="Default"/>
        <table:table-row table:style-name="ro1">
          <table:table-cell/>
        </table:table-row>
      </table:table>
      <table:table table:name="Iluminación" table:style-name="ta1">
        <table:table-column table:style-name="co1" table:default-cell-style-name="Default"/>
        <table:table-row table:style-name="ro1">
          <table:table-cell/>
        </table:table-row>
      </table:table>
      <table:table table:name="Uso No Productivo" table:style-name="ta1">
        <table:table-column table:style-name="co1" table:default-cell-style-name="ce10"/>
        <table:table-column table:style-name="co1" table:number-columns-repeated="1023" table:default-cell-style-name="Default"/>
        <table:table-row table:style-name="ro1">
          <table:table-cell table:content-validation-name="val50" office:value-type="string" calcext:value-type="string" table:number-columns-spanned="8" table:number-rows-spanned="1">
            <text:p>Uso No Productivo</text:p>
          </table:table-cell>
          <table:covered-table-cell table:number-columns-repeated="7"/>
          <table:table-cell table:number-columns-repeated="1016"/>
        </table:table-row>
        <table:table-row table:style-name="ro1">
          <table:table-cell table:style-name="Default"/>
          <table:table-cell table:number-columns-repeated="1023"/>
        </table:table-row>
        <table:table-row table:style-name="ro2">
          <table:table-cell table:style-name="ce4" table:content-validation-name="val51" office:value-type="string" calcext:value-type="string">
            <text:p>Tipo de Artefacto</text:p>
          </table:table-cell>
          <table:table-cell table:style-name="ce4" table:content-validation-name="val53" office:value-type="string" calcext:value-type="string">
            <text:p>Fuente Energética</text:p>
          </table:table-cell>
          <table:table-cell table:style-name="ce4" office:value-type="string" calcext:value-type="string">
            <text:p>Cantidad de Artefactos iguales</text:p>
          </table:table-cell>
          <table:table-cell table:style-name="ce4" office:value-type="string" calcext:value-type="string" table:number-columns-spanned="2" table:number-rows-spanned="1">
            <text:p>Potencia Unitaria</text:p>
            <text:p/>
            <text:p>Valor | Unidad</text:p>
          </table:table-cell>
          <table:covered-table-cell table:style-name="ce6"/>
          <table:table-cell table:style-name="ce4" table:content-validation-name="val56" office:value-type="string" calcext:value-type="string">
            <text:p>Utilización anual</text:p>
            <text:p>[h]</text:p>
          </table:table-cell>
          <table:table-cell table:style-name="ce4" table:number-columns-repeated="1018"/>
        </table:table-row>
        <table:table-row table:style-name="ro1">
          <table:table-cell table:style-name="ce4" table:content-validation-name="val52"/>
          <table:table-cell table:content-validation-name="val54"/>
          <table:table-cell table:style-name="ce1" table:content-validation-name="val55" office:value-type="float" office:value="2" calcext:value-type="float">
            <text:p>2</text:p>
          </table:table-cell>
          <table:table-cell table:style-name="ce4" table:content-validation-name="val5"/>
          <table:table-cell table:style-name="ce6" table:content-validation-name="val35"/>
          <table:table-cell table:style-name="ce1" table:content-validation-name="val55"/>
          <table:table-cell table:number-columns-repeated="1018"/>
        </table:table-row>
      </table:table>
      <table:table table:name="USO EFICIENTE DE LA ENERGÍA Y USO RENOVABLE" table:style-name="ta1">
        <table:table-column table:style-name="co1" table:default-cell-style-name="Default"/>
        <table:table-column table:style-name="co14" table:default-cell-style-name="ce5"/>
        <table:table-row table:style-name="ro1">
          <table:table-cell/>
          <table:table-cell table:style-name="Default"/>
        </table:table-row>
        <table:table-row table:style-name="ro2">
          <table:table-cell/>
          <table:table-cell table:style-name="ce20" table:content-validation-name="val57" office:value-type="string" calcext:value-type="string">
            <text:p>¿Ha implementado o tienen intención de implementar en el corto plazo algunas de las siguientes medidas de uso eficiente de la energía y uso de renovables? </text:p>
          </table:table-cell>
        </table:table-row>
        <table:table-row table:style-name="ro1">
          <table:table-cell/>
          <table:table-cell table:style-name="Default"/>
        </table:table-row>
        <table:table-row table:style-name="ro1">
          <table:table-cell/>
          <table:table-cell office:value-type="string" calcext:value-type="string">
            <text:p>- Sistemas de Gestión de la Energía (ISO 50001) </text:p>
          </table:table-cell>
        </table:table-row>
        <table:table-row table:style-name="ro3">
          <table:table-cell/>
          <table:table-cell office:value-type="string" calcext:value-type="string">
            <text:p>- Otras normas de gestión como ISO 9001, ISO 14001, OHSAS 18001 </text:p>
          </table:table-cell>
        </table:table-row>
        <table:table-row table:style-name="ro3">
          <table:table-cell/>
          <table:table-cell office:value-type="string" calcext:value-type="string">
            <text:p>- Medición de variables relevantes relacionadas con el uso eficiente </text:p>
          </table:table-cell>
        </table:table-row>
        <table:table-row table:style-name="ro3">
          <table:table-cell/>
          <table:table-cell office:value-type="string" calcext:value-type="string">
            <text:p>- Estudios de factibilidad técnico-económica de ahorro de energía </text:p>
          </table:table-cell>
        </table:table-row>
        <table:table-row table:style-name="ro1">
          <table:table-cell/>
          <table:table-cell office:value-type="string" calcext:value-type="string">
            <text:p>- Utilización de Energía Solar Térmica </text:p>
          </table:table-cell>
        </table:table-row>
        <table:table-row table:style-name="ro1">
          <table:table-cell/>
          <table:table-cell office:value-type="string" calcext:value-type="string">
            <text:p>- Utilización de Biocombustibles en equipos térmicos </text:p>
          </table:table-cell>
        </table:table-row>
        <table:table-row table:style-name="ro1">
          <table:table-cell/>
          <table:table-cell office:value-type="string" calcext:value-type="string">
            <text:p>- Mejoras de eficiencia en calderas existentes </text:p>
          </table:table-cell>
        </table:table-row>
        <table:table-row table:style-name="ro1">
          <table:table-cell/>
          <table:table-cell office:value-type="string" calcext:value-type="string">
            <text:p>- Mejoras de eficiencia en hornos, secadores, calentadores, etc. </text:p>
          </table:table-cell>
        </table:table-row>
        <table:table-row table:style-name="ro1">
          <table:table-cell/>
          <table:table-cell office:value-type="string" calcext:value-type="string">
            <text:p>- Iluminación eficiente </text:p>
          </table:table-cell>
        </table:table-row>
        <table:table-row table:style-name="ro1">
          <table:table-cell/>
          <table:table-cell office:value-type="string" calcext:value-type="string">
            <text:p>- Incorporación de motores eléctricos eficientes </text:p>
          </table:table-cell>
        </table:table-row>
        <table:table-row table:style-name="ro1">
          <table:table-cell/>
          <table:table-cell office:value-type="string" calcext:value-type="string">
            <text:p>- Colocación de variadores de velocidad en motores eléctricos </text:p>
          </table:table-cell>
        </table:table-row>
        <table:table-row table:style-name="ro1">
          <table:table-cell/>
          <table:table-cell office:value-type="string" calcext:value-type="string">
            <text:p>- Incorporación de compresores eficientes </text:p>
          </table:table-cell>
        </table:table-row>
        <table:table-row table:style-name="ro1">
          <table:table-cell/>
          <table:table-cell table:style-name="Default"/>
        </table:table-row>
        <table:table-row table:style-name="ro3">
          <table:table-cell/>
          <table:table-cell office:value-type="string" calcext:value-type="string">
            <text:p>Si lo desea puede agregar otras medidas apretando el botón Agregar. </text:p>
          </table:table-cell>
        </table:table-row>
        <table:table-row table:style-name="ro1" table:number-rows-repeated="3">
          <table:table-cell/>
          <table:table-cell table:style-name="Default"/>
        </table:table-row>
        <table:table-row table:style-name="ro2">
          <table:table-cell/>
          <table:table-cell table:style-name="ce20" table:content-validation-name="val58" office:value-type="string" calcext:value-type="string">
            <text:p>¿Cuáles son las principales barreras u obstáculos que observa para la implementación de medidas de uso eficiente de la energía en la industria? </text:p>
          </table:table-cell>
        </table:table-row>
        <table:table-row table:style-name="ro1">
          <table:table-cell/>
          <table:table-cell office:value-type="string" calcext:value-type="string">
            <text:p>- Falta de conocimiento suficiente sobre el tema </text:p>
          </table:table-cell>
        </table:table-row>
        <table:table-row table:style-name="ro3">
          <table:table-cell/>
          <table:table-cell office:value-type="string" calcext:value-type="string">
            <text:p>- Falta de difusión acerca de las tecnologías/equipos para ahorrar energía </text:p>
          </table:table-cell>
        </table:table-row>
        <table:table-row table:style-name="ro3">
          <table:table-cell/>
          <table:table-cell office:value-type="string" calcext:value-type="string">
            <text:p>- Ausencia de empresas de servicios o profesionales capacitados en eficiencia energética </text:p>
          </table:table-cell>
        </table:table-row>
        <table:table-row table:style-name="ro3">
          <table:table-cell/>
          <table:table-cell office:value-type="string" calcext:value-type="string">
            <text:p>- Costo de implementación de las medidas e inversión en equipos </text:p>
          </table:table-cell>
        </table:table-row>
        <table:table-row table:style-name="ro1">
          <table:table-cell/>
          <table:table-cell office:value-type="string" calcext:value-type="string">
            <text:p>- Falta de financiamiento </text:p>
          </table:table-cell>
        </table:table-row>
        <table:table-row table:style-name="ro1">
          <table:table-cell/>
          <table:table-cell table:style-name="Default" office:value-type="string" calcext:value-type="string">
            <text:p>Ninguna</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s" fo:country="AR"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01">00/00/0000</text:date>, <text:time style:data-style-name="N2" text:time-value="07:24:21.761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3T09:25:23.446000000</meta:creation-date>
    <dc:date>2021-04-01T11:25:16.286000000</dc:date>
    <meta:editing-duration>P2DT9H50M22S</meta:editing-duration>
    <meta:editing-cycles>28</meta:editing-cycles>
    <meta:generator>LibreOffice/7.1.0.3$Windows_X86_64 LibreOffice_project/f6099ecf3d29644b5008cc8f48f42f4a40986e4c</meta:generator>
    <meta:document-statistic meta:table-count="9" meta:cell-count="97" meta:object-count="0"/>
  </office:meta>
</office:document-meta>
</file>